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Unid. Medid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Valor Unitári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Marca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BL 1 BLACK CAT-SIDE, MARCA INTELLATHANE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2.00</text:p>
          </table:table-cell>
          <table:table-cell table:style-name="ce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BL 1 ISO-SIDE, MARCA INTELLATHANE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5.00</text:p>
          </table:table-cell>
          <table:table-cell table:style-name="ce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INTELLATHANE 6190, BLACK CAT-SIDE, MARCA INTELLATHAN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1.00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INTELLATHANE 6190 ISO-SIDE, MARCA INTELLATHAN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5.00</text:p>
          </table:table-cell>
          <table:table-cell table:style-name="ce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BL 1 CAT-SIDE, MARCA INTELLATHANE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3.00</text:p>
          </table:table-cell>
          <table:table-cell table:style-name="ce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ELITE SHIELD 61 ISO-SIDE, MARCA INTELLATHANE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10.00</text:p>
          </table:table-cell>
          <table:table-cell table:style-name="ce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EIA SPRAY INTELLATHANE 6190 - CAT-SIDE, MARCA INTELLATHANE,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4.00</text:p>
          </table:table-cell>
          <table:table-cell table:style-name="ce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EIA SPRAY ELITE SHIELD 61 NATURE, CAT-SIDE, MARCA INTELLATHANE,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10.00</text:p>
          </table:table-cell>
          <table:table-cell table:style-name="ce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dc:date>2020-09-17T18:33:22.333000000</dc:date>
    <meta:editing-duration>PT35S</meta:editing-duration>
    <meta:editing-cycles>1</meta:editing-cycles>
    <meta:document-statistic meta:table-count="1" meta:cell-count="46" meta:object-count="0"/>
  </office:meta>
</office:document-meta>
</file>